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ubtitle">
      <style:text-properties officeooo:rsid="00143f79" officeooo:paragraph-rsid="00143f79"/>
    </style:style>
    <style:style style:name="P2" style:family="paragraph" style:parent-style-name="Subtitle">
      <style:text-properties officeooo:rsid="002cc986" officeooo:paragraph-rsid="002cc986"/>
    </style:style>
    <style:style style:name="P3" style:family="paragraph" style:parent-style-name="Subtitle">
      <style:text-properties officeooo:rsid="0044c318" officeooo:paragraph-rsid="0044c318"/>
    </style:style>
    <style:style style:name="P4" style:family="paragraph" style:parent-style-name="Subtitle">
      <style:text-properties officeooo:rsid="006cffd3" officeooo:paragraph-rsid="006cffd3"/>
    </style:style>
    <style:style style:name="P5" style:family="paragraph" style:parent-style-name="Text_20_body">
      <style:paragraph-properties fo:text-align="justify" style:justify-single-word="false"/>
      <style:text-properties fo:font-style="normal" officeooo:rsid="00124b17" officeooo:paragraph-rsid="00124b17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officeooo:rsid="002a0201" officeooo:paragraph-rsid="0015275b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officeooo:rsid="0015275b" officeooo:paragraph-rsid="0015275b"/>
    </style:style>
    <style:style style:name="P8" style:family="paragraph" style:parent-style-name="Text_20_body">
      <style:paragraph-properties fo:text-align="justify" style:justify-single-word="false"/>
      <style:text-properties officeooo:rsid="002e6a58" officeooo:paragraph-rsid="002e6a58"/>
    </style:style>
    <style:style style:name="P9" style:family="paragraph" style:parent-style-name="Text_20_body">
      <style:paragraph-properties fo:text-align="justify" style:justify-single-word="false"/>
      <style:text-properties fo:font-style="italic" officeooo:rsid="005f4f69" officeooo:paragraph-rsid="005f4f69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officeooo:rsid="006f4f26" officeooo:paragraph-rsid="006f4f26"/>
    </style:style>
    <style:style style:name="P11" style:family="paragraph" style:parent-style-name="Title">
      <style:text-properties fo:font-style="italic" officeooo:rsid="00124b17" officeooo:paragraph-rsid="00124b17" style:font-style-asian="italic" style:font-style-complex="italic"/>
    </style:style>
    <style:style style:name="P12" style:family="paragraph" style:parent-style-name="Title">
      <style:text-properties fo:font-style="italic" officeooo:rsid="005d8d4a" officeooo:paragraph-rsid="005d8d4a" style:font-style-asian="italic" style:font-style-complex="italic"/>
    </style:style>
    <style:style style:name="P13" style:family="paragraph" style:parent-style-name="Title">
      <style:text-properties officeooo:rsid="002cc986" officeooo:paragraph-rsid="002cc986"/>
    </style:style>
    <style:style style:name="P14" style:family="paragraph" style:parent-style-name="Subtitle">
      <style:text-properties officeooo:rsid="0088f018" officeooo:paragraph-rsid="0088f018"/>
    </style:style>
    <style:style style:name="P15" style:family="paragraph" style:parent-style-name="Subtitle">
      <style:text-properties officeooo:rsid="00a20aeb" officeooo:paragraph-rsid="00a20aeb"/>
    </style:style>
    <style:style style:name="P16" style:family="paragraph" style:parent-style-name="Text_20_body">
      <style:paragraph-properties fo:text-align="justify" style:justify-single-word="false"/>
      <style:text-properties fo:font-style="italic" officeooo:rsid="009c9cf8" officeooo:paragraph-rsid="009c9cf8" style:font-style-asian="italic" style:font-style-complex="italic"/>
    </style:style>
    <style:style style:name="P17" style:family="paragraph" style:parent-style-name="Text_20_body">
      <style:paragraph-properties fo:text-align="justify" style:justify-single-word="false"/>
      <style:text-properties officeooo:rsid="0087873c" officeooo:paragraph-rsid="0087873c"/>
    </style:style>
    <style:style style:name="P18" style:family="paragraph" style:parent-style-name="Text_20_body">
      <style:paragraph-properties fo:text-align="justify" style:justify-single-word="false"/>
      <style:text-properties officeooo:rsid="008b4ff0" officeooo:paragraph-rsid="008b4ff0"/>
    </style:style>
    <style:style style:name="P19" style:family="paragraph" style:parent-style-name="Text_20_body">
      <style:paragraph-properties fo:text-align="justify" style:justify-single-word="false"/>
      <style:text-properties officeooo:rsid="0045b73d" officeooo:paragraph-rsid="0045b73d"/>
    </style:style>
    <style:style style:name="P20" style:family="paragraph" style:parent-style-name="Text_20_body">
      <style:paragraph-properties fo:text-align="justify" style:justify-single-word="false"/>
      <style:text-properties officeooo:rsid="00a9a32d" officeooo:paragraph-rsid="00a9a32d"/>
    </style:style>
    <style:style style:name="P21" style:family="paragraph" style:parent-style-name="Title">
      <style:text-properties fo:font-style="italic" officeooo:rsid="0084e4bd" officeooo:paragraph-rsid="0084e4bd" style:font-style-asian="italic" style:font-style-complex="italic"/>
    </style:style>
    <style:style style:name="P22" style:family="paragraph" style:parent-style-name="Title">
      <style:text-properties fo:font-style="italic" officeooo:rsid="009be2f9" officeooo:paragraph-rsid="009be2f9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67d7" style:font-style-asian="italic" style:font-style-complex="italic"/>
    </style:style>
    <style:style style:name="T3" style:family="text">
      <style:text-properties fo:font-style="italic" officeooo:rsid="00194680" style:font-style-asian="italic" style:font-style-complex="italic"/>
    </style:style>
    <style:style style:name="T4" style:family="text">
      <style:text-properties fo:font-style="italic" officeooo:rsid="001ac750" style:font-style-asian="italic" style:font-style-complex="italic"/>
    </style:style>
    <style:style style:name="T5" style:family="text">
      <style:text-properties fo:font-style="italic" officeooo:rsid="004e1d21" style:font-style-asian="italic" style:font-style-complex="italic"/>
    </style:style>
    <style:style style:name="T6" style:family="text">
      <style:text-properties fo:font-style="italic" officeooo:rsid="0072ea34" style:font-style-asian="italic" style:font-style-complex="italic"/>
    </style:style>
    <style:style style:name="T7" style:family="text">
      <style:text-properties fo:font-style="italic" officeooo:rsid="007bca48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567d7" style:font-style-asian="normal" style:font-style-complex="normal"/>
    </style:style>
    <style:style style:name="T10" style:family="text">
      <style:text-properties fo:font-style="normal" officeooo:rsid="0015a3b6" style:font-style-asian="normal" style:font-style-complex="normal"/>
    </style:style>
    <style:style style:name="T11" style:family="text">
      <style:text-properties fo:font-style="normal" officeooo:rsid="00181fc2" style:font-style-asian="normal" style:font-style-complex="normal"/>
    </style:style>
    <style:style style:name="T12" style:family="text">
      <style:text-properties fo:font-style="normal" officeooo:rsid="00194680" style:font-style-asian="normal" style:font-style-complex="normal"/>
    </style:style>
    <style:style style:name="T13" style:family="text">
      <style:text-properties fo:font-style="normal" officeooo:rsid="001a75b0" style:font-style-asian="normal" style:font-style-complex="normal"/>
    </style:style>
    <style:style style:name="T14" style:family="text">
      <style:text-properties fo:font-style="normal" officeooo:rsid="001ac750" style:font-style-asian="normal" style:font-style-complex="normal"/>
    </style:style>
    <style:style style:name="T15" style:family="text">
      <style:text-properties fo:font-style="normal" officeooo:rsid="001b6fd1" style:font-style-asian="normal" style:font-style-complex="normal"/>
    </style:style>
    <style:style style:name="T16" style:family="text">
      <style:text-properties fo:font-style="normal" officeooo:rsid="001e0a70" style:font-style-asian="normal" style:font-style-complex="normal"/>
    </style:style>
    <style:style style:name="T17" style:family="text">
      <style:text-properties fo:font-style="normal" officeooo:rsid="00205e61" style:font-style-asian="normal" style:font-style-complex="normal"/>
    </style:style>
    <style:style style:name="T18" style:family="text">
      <style:text-properties fo:font-style="normal" officeooo:rsid="0021ecd0" style:font-style-asian="normal" style:font-style-complex="normal"/>
    </style:style>
    <style:style style:name="T19" style:family="text">
      <style:text-properties fo:font-style="normal" officeooo:rsid="0023a4df" style:font-style-asian="normal" style:font-style-complex="normal"/>
    </style:style>
    <style:style style:name="T20" style:family="text">
      <style:text-properties fo:font-style="normal" officeooo:rsid="00258754" style:font-style-asian="normal" style:font-style-complex="normal"/>
    </style:style>
    <style:style style:name="T21" style:family="text">
      <style:text-properties fo:font-style="normal" officeooo:rsid="0026365f" style:font-style-asian="normal" style:font-style-complex="normal"/>
    </style:style>
    <style:style style:name="T22" style:family="text">
      <style:text-properties fo:font-style="normal" officeooo:rsid="00272243" style:font-style-asian="normal" style:font-style-complex="normal"/>
    </style:style>
    <style:style style:name="T23" style:family="text">
      <style:text-properties fo:font-style="normal" officeooo:rsid="00281da2" style:font-style-asian="normal" style:font-style-complex="normal"/>
    </style:style>
    <style:style style:name="T24" style:family="text">
      <style:text-properties fo:font-style="normal" officeooo:rsid="002a0201" style:font-style-asian="normal" style:font-style-complex="normal"/>
    </style:style>
    <style:style style:name="T25" style:family="text">
      <style:text-properties fo:font-style="normal" officeooo:rsid="004e1d21" style:font-style-asian="normal" style:font-style-complex="normal"/>
    </style:style>
    <style:style style:name="T26" style:family="text">
      <style:text-properties fo:font-style="normal" officeooo:rsid="00517f6f" style:font-style-asian="normal" style:font-style-complex="normal"/>
    </style:style>
    <style:style style:name="T27" style:family="text">
      <style:text-properties fo:font-style="normal" officeooo:rsid="0052c09a" style:font-style-asian="normal" style:font-style-complex="normal"/>
    </style:style>
    <style:style style:name="T28" style:family="text">
      <style:text-properties fo:font-style="normal" officeooo:rsid="00546f8b" style:font-style-asian="normal" style:font-style-complex="normal"/>
    </style:style>
    <style:style style:name="T29" style:family="text">
      <style:text-properties fo:font-style="normal" officeooo:rsid="0054a79d" style:font-style-asian="normal" style:font-style-complex="normal"/>
    </style:style>
    <style:style style:name="T30" style:family="text">
      <style:text-properties fo:font-style="normal" officeooo:rsid="0055a3c5" style:font-style-asian="normal" style:font-style-complex="normal"/>
    </style:style>
    <style:style style:name="T31" style:family="text">
      <style:text-properties fo:font-style="normal" officeooo:rsid="00573875" style:font-style-asian="normal" style:font-style-complex="normal"/>
    </style:style>
    <style:style style:name="T32" style:family="text">
      <style:text-properties fo:font-style="normal" officeooo:rsid="005a256f" style:font-style-asian="normal" style:font-style-complex="normal"/>
    </style:style>
    <style:style style:name="T33" style:family="text">
      <style:text-properties fo:font-style="normal" officeooo:rsid="005a3fdd" style:font-style-asian="normal" style:font-style-complex="normal"/>
    </style:style>
    <style:style style:name="T34" style:family="text">
      <style:text-properties fo:font-style="normal" officeooo:rsid="005abf7f" style:font-style-asian="normal" style:font-style-complex="normal"/>
    </style:style>
    <style:style style:name="T35" style:family="text">
      <style:text-properties fo:font-style="normal" officeooo:rsid="005b37df" style:font-style-asian="normal" style:font-style-complex="normal"/>
    </style:style>
    <style:style style:name="T36" style:family="text">
      <style:text-properties fo:font-style="normal" officeooo:rsid="005c7074" style:font-style-asian="normal" style:font-style-complex="normal"/>
    </style:style>
    <style:style style:name="T37" style:family="text">
      <style:text-properties fo:font-style="normal" officeooo:rsid="005c9e6e" style:font-style-asian="normal" style:font-style-complex="normal"/>
    </style:style>
    <style:style style:name="T38" style:family="text">
      <style:text-properties fo:font-style="normal" officeooo:rsid="00614f45" style:font-style-asian="normal" style:font-style-complex="normal"/>
    </style:style>
    <style:style style:name="T39" style:family="text">
      <style:text-properties fo:font-style="normal" officeooo:rsid="0062cd4b" style:font-style-asian="normal" style:font-style-complex="normal"/>
    </style:style>
    <style:style style:name="T40" style:family="text">
      <style:text-properties fo:font-style="normal" officeooo:rsid="006544d1" style:font-style-asian="normal" style:font-style-complex="normal"/>
    </style:style>
    <style:style style:name="T41" style:family="text">
      <style:text-properties fo:font-style="normal" officeooo:rsid="0066522f" style:font-style-asian="normal" style:font-style-complex="normal"/>
    </style:style>
    <style:style style:name="T42" style:family="text">
      <style:text-properties fo:font-style="normal" officeooo:rsid="006841c1" style:font-style-asian="normal" style:font-style-complex="normal"/>
    </style:style>
    <style:style style:name="T43" style:family="text">
      <style:text-properties fo:font-style="normal" officeooo:rsid="007bca48" style:font-style-asian="normal" style:font-style-complex="normal"/>
    </style:style>
    <style:style style:name="T44" style:family="text">
      <style:text-properties fo:font-style="normal" officeooo:rsid="007ed63f" style:font-style-asian="normal" style:font-style-complex="normal"/>
    </style:style>
    <style:style style:name="T45" style:family="text">
      <style:text-properties fo:font-style="normal" officeooo:rsid="007fc296" style:font-style-asian="normal" style:font-style-complex="normal"/>
    </style:style>
    <style:style style:name="T46" style:family="text">
      <style:text-properties fo:font-style="normal" officeooo:rsid="009e47ed" style:font-style-asian="normal" style:font-style-complex="normal"/>
    </style:style>
    <style:style style:name="T47" style:family="text">
      <style:text-properties fo:font-style="normal" officeooo:rsid="00a0246f" style:font-style-asian="normal" style:font-style-complex="normal"/>
    </style:style>
    <style:style style:name="T48" style:family="text">
      <style:text-properties fo:font-style="normal" officeooo:rsid="00a0ba38" style:font-style-asian="normal" style:font-style-complex="normal"/>
    </style:style>
    <style:style style:name="T49" style:family="text">
      <style:text-properties fo:font-style="normal" officeooo:rsid="00a0f243" style:font-style-asian="normal" style:font-style-complex="normal"/>
    </style:style>
    <style:style style:name="T50" style:family="text">
      <style:text-properties fo:font-style="normal" officeooo:rsid="00a1f95d" style:font-style-asian="normal" style:font-style-complex="normal"/>
    </style:style>
    <style:style style:name="T51" style:family="text">
      <style:text-properties officeooo:rsid="0012c056"/>
    </style:style>
    <style:style style:name="T52" style:family="text">
      <style:text-properties officeooo:rsid="001567d7"/>
    </style:style>
    <style:style style:name="T53" style:family="text">
      <style:text-properties officeooo:rsid="003020c2"/>
    </style:style>
    <style:style style:name="T54" style:family="text">
      <style:text-properties officeooo:rsid="00309812"/>
    </style:style>
    <style:style style:name="T55" style:family="text">
      <style:text-properties officeooo:rsid="00327718"/>
    </style:style>
    <style:style style:name="T56" style:family="text">
      <style:text-properties officeooo:rsid="00336e23"/>
    </style:style>
    <style:style style:name="T57" style:family="text">
      <style:text-properties officeooo:rsid="0034a5bf"/>
    </style:style>
    <style:style style:name="T58" style:family="text">
      <style:text-properties officeooo:rsid="003625a2"/>
    </style:style>
    <style:style style:name="T59" style:family="text">
      <style:text-properties officeooo:rsid="0036b343"/>
    </style:style>
    <style:style style:name="T60" style:family="text">
      <style:text-properties officeooo:rsid="0039ee50"/>
    </style:style>
    <style:style style:name="T61" style:family="text">
      <style:text-properties officeooo:rsid="003b3450"/>
    </style:style>
    <style:style style:name="T62" style:family="text">
      <style:text-properties officeooo:rsid="003d1f55"/>
    </style:style>
    <style:style style:name="T63" style:family="text">
      <style:text-properties officeooo:rsid="003d9682"/>
    </style:style>
    <style:style style:name="T64" style:family="text">
      <style:text-properties officeooo:rsid="003df192"/>
    </style:style>
    <style:style style:name="T65" style:family="text">
      <style:text-properties officeooo:rsid="003f95d7"/>
    </style:style>
    <style:style style:name="T66" style:family="text">
      <style:text-properties officeooo:rsid="00405d29"/>
    </style:style>
    <style:style style:name="T67" style:family="text">
      <style:text-properties officeooo:rsid="00410d9c"/>
    </style:style>
    <style:style style:name="T68" style:family="text">
      <style:text-properties officeooo:rsid="004230ef"/>
    </style:style>
    <style:style style:name="T69" style:family="text">
      <style:text-properties officeooo:rsid="00437154"/>
    </style:style>
    <style:style style:name="T70" style:family="text">
      <style:text-properties officeooo:rsid="0045d508"/>
    </style:style>
    <style:style style:name="T71" style:family="text">
      <style:text-properties officeooo:rsid="0046c55c"/>
    </style:style>
    <style:style style:name="T72" style:family="text">
      <style:text-properties officeooo:rsid="00487731"/>
    </style:style>
    <style:style style:name="T73" style:family="text">
      <style:text-properties officeooo:rsid="00492a70"/>
    </style:style>
    <style:style style:name="T74" style:family="text">
      <style:text-properties officeooo:rsid="004a4cf7"/>
    </style:style>
    <style:style style:name="T75" style:family="text">
      <style:text-properties officeooo:rsid="004c2397"/>
    </style:style>
    <style:style style:name="T76" style:family="text">
      <style:text-properties officeooo:rsid="004e1d21"/>
    </style:style>
    <style:style style:name="T77" style:family="text">
      <style:text-properties officeooo:rsid="005f4f69"/>
    </style:style>
    <style:style style:name="T78" style:family="text">
      <style:text-properties officeooo:rsid="006e688d"/>
    </style:style>
    <style:style style:name="T79" style:family="text">
      <style:text-properties officeooo:rsid="007042da"/>
    </style:style>
    <style:style style:name="T80" style:family="text">
      <style:text-properties officeooo:rsid="00715a5b"/>
    </style:style>
    <style:style style:name="T81" style:family="text">
      <style:text-properties officeooo:rsid="0077b257"/>
    </style:style>
    <style:style style:name="T82" style:family="text">
      <style:text-properties officeooo:rsid="0078357c"/>
    </style:style>
    <style:style style:name="T83" style:family="text">
      <style:text-properties officeooo:rsid="0079200a"/>
    </style:style>
    <style:style style:name="T84" style:family="text">
      <style:text-properties officeooo:rsid="007a0d1f"/>
    </style:style>
    <style:style style:name="T85" style:family="text">
      <style:text-properties officeooo:rsid="007bca48"/>
    </style:style>
    <style:style style:name="T86" style:family="text">
      <style:text-properties officeooo:rsid="008ce169"/>
    </style:style>
    <style:style style:name="T87" style:family="text">
      <style:text-properties officeooo:rsid="008e190b"/>
    </style:style>
    <style:style style:name="T88" style:family="text">
      <style:text-properties officeooo:rsid="00939a94"/>
    </style:style>
    <style:style style:name="T89" style:family="text">
      <style:text-properties officeooo:rsid="009489f4"/>
    </style:style>
    <style:style style:name="T90" style:family="text">
      <style:text-properties officeooo:rsid="0095411b"/>
    </style:style>
    <style:style style:name="T91" style:family="text">
      <style:text-properties officeooo:rsid="0095aa69"/>
    </style:style>
    <style:style style:name="T92" style:family="text">
      <style:text-properties officeooo:rsid="00980081"/>
    </style:style>
    <style:style style:name="T93" style:family="text">
      <style:text-properties officeooo:rsid="0099d077"/>
    </style:style>
    <style:style style:name="T94" style:family="text">
      <style:text-properties officeooo:rsid="009c9cf8"/>
    </style:style>
    <style:style style:name="T95" style:family="text">
      <style:text-properties officeooo:rsid="00ab7e1d"/>
    </style:style>
    <style:style style:name="T96" style:family="text">
      <style:text-properties officeooo:rsid="00abe85e"/>
    </style:style>
    <style:style style:name="T97" style:family="text">
      <style:text-properties officeooo:rsid="00ad5ce3"/>
    </style:style>
    <style:style style:name="T98" style:family="text">
      <style:text-properties officeooo:rsid="00b63e23"/>
    </style:style>
    <style:style style:name="T99" style:family="text">
      <style:text-properties officeooo:rsid="00b86e24"/>
    </style:style>
    <style:style style:name="T100" style:family="text">
      <style:text-properties officeooo:rsid="00b99bb4"/>
    </style:style>
    <style:style style:name="T101" style:family="text">
      <style:text-properties officeooo:rsid="00bb198f"/>
    </style:style>
    <style:style style:name="T102" style:family="text">
      <style:text-properties officeooo:rsid="00bc07a1"/>
    </style:style>
    <style:style style:name="T103" style:family="text">
      <style:text-properties officeooo:rsid="00be53f9"/>
    </style:style>
    <style:style style:name="T104" style:family="text">
      <style:text-properties officeooo:rsid="00bff21e"/>
    </style:style>
    <style:style style:name="T105" style:family="text">
      <style:text-properties officeooo:rsid="00c1b7dd"/>
    </style:style>
    <style:style style:name="T106" style:family="text">
      <style:text-properties officeooo:rsid="00c3594c"/>
    </style:style>
    <style:style style:name="T107" style:family="text">
      <style:text-properties officeooo:rsid="00c36dba"/>
    </style:style>
    <style:style style:name="T108" style:family="text">
      <style:text-properties officeooo:rsid="00c42d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ides ut alta stet niv<text:span text:style-name="T77">e</text:span></text:p>
      <text:p text:style-name="P9"><text:span text:style-name="T8">Riprendendo Alceo, </text:span><text:span text:style-name="T38">Orazio introduce il componimento con </text:span><text:span text:style-name="T39">l’invito a scacciare, con il fuoco e con il vino, il freddo dell’atmosfera invernale rievocata, </text:span><text:span text:style-name="T40">sfruttata per riprendere il tema più caro al poeta, ovvero quello </text:span><text:span text:style-name="T41">della fugacità del tempo: </text:span><text:span text:style-name="T42">bisogna godersi la giovinezza con i suoi amori e le sue calorose amicizie, seduti a banchettare.</text:span></text:p>
      <text:p text:style-name="P4">Lo stile <text:span text:style-name="T78">del testo</text:span></text:p>
      <text:p text:style-name="P10">La scena è inquadrata nel Lazio, in un paesaggio morso saldamente dal gelo e dalla neve: <text:span text:style-name="T79">qui, Taliarco è il </text:span><text:span text:style-name="T6">puer </text:span><text:span text:style-name="T79">re di un banchetto, </text:span><text:span text:style-name="T80">nonché colui che riceve le esortazioni del poeta. </text:span><text:span text:style-name="T81">Queste esortazioni possono essere fatte solo a un giovane, che non si deve preoccupare </text:span><text:span text:style-name="T82">del futuro </text:span><text:span text:style-name="T83">e che deve godersi ciò che in vecchiaia non sarà più possibile godersi. </text:span><text:span text:style-name="T84">A questo parallelismo, Orazio accompagna </text:span><text:span text:style-name="T85">la contrapposizione tra i “</text:span><text:span text:style-name="T7">virenti canities</text:span><text:span text:style-name="T43">” </text:span><text:span text:style-name="T44">della giovinezza e il </text:span><text:span text:style-name="T45">candore della canizie caratteristica degli anziani.</text:span></text:p>
      <text:p text:style-name="P21">Aurea mediocritas</text:p>
      <text:p text:style-name="P17">L’ode è indirizzata al figlio di quel Murena accusato di broglio elettorale e difeso da Cicerone. A lui, Orazio consiglia di mantenere un atteggiamento equilibrato di fronte alla mutevolezza della sorte, per contrastare le inevitabili difficoltà della vita.</text:p>
      <text:p text:style-name="P14">Il significato del testo</text:p>
      <text:p text:style-name="P18">Orazio propone il concetto del “giusto mezzo”, della “misura d’oro” con una serie di metafore: <text:span text:style-name="T86">così come il marinaio sta lontano dagli scogli e dal mare aperto, così non si deve vivere né in un tugurio né in una reggia sontuosa. </text:span><text:span text:style-name="T87">In particolare, scrivendo come le torri e gli alberi più alti siano quelli più esposti ai pericoli, Orazio fa intendere che puntare troppo in alto è sicuramente più rischioso del puntare in basso.<text:line-break/></text:span><text:span text:style-name="T88">Da questo </text:span><text:span text:style-name="T89">componimento si evince anche che nelle situazioni difficili è bene non perdere mai la speranza, e che bisogna mantenere l’accortezza anche quando la fortuna è dalla nostra: </text:span><text:span text:style-name="T90">Giove è sì colui che ci porta l’inverno, ma anche colui che ce ne allontana. </text:span><text:span text:style-name="T91">Anche Apollo assume una doppia connotazione, in quanto è sì lo sterminatore dalle frecce mortali, ma anche il dio della poesia con la cetra tra le mani.<text:line-break/></text:span><text:span text:style-name="T92">La struttura ad anello si chiude con la ripresa della metafora del marinaio: </text:span><text:span text:style-name="T93">bisogna sopportare con coraggio le avversità che ci si parano davanti e, nei momenti propizi, cercare di mantenere il senso della misura.</text:span></text:p>
      <text:p text:style-name="P11"><text:soft-page-break/>EST MODUS IN REBUS</text:p>
      <text:p text:style-name="P5">All’apertura delle <text:span text:style-name="T1">Satire</text:span> è affrontato il tema dell’incontentabilità umana e dunque dell’avidità; l’incontentabilità causa invidia per le sorti altrui, ritenute migliori. Ma il rimprovero di Orazio è chiaro: l’uomo deve, per salvaguardarsi, agire entro la misura che risiede in tutte le cose. <text:span text:style-name="T51">Il destinatario è Mecenate, il protettore e il grande amico del poeta, nonché il più stretto collaboratore di Augusto.</text:span></text:p>
      <text:p text:style-name="P1">Lo stile del testo</text:p>
      <text:p text:style-name="P7">Il tema del testo è introdotto con una <text:span text:style-name="T52">domanda confidenziale a Mecenate: l’uomo è incontentabile e questa sua caratteristica lo porta ad essere invidioso e avido. Il contrasto tra i termini </text:span><text:span text:style-name="T2">ratio</text:span><text:span text:style-name="T9"> e </text:span><text:span text:style-name="T2">fors</text:span><text:span text:style-name="T9"> è utile a capire come per il poeta la vita umana sia regolata dall’equilibrio tra queste due </text:span><text:span text:style-name="T10">forze opposte</text:span><text:span text:style-name="T9">.<text:line-break/></text:span><text:span text:style-name="T11">Orazio riporta </text:span><text:span text:style-name="T12">la massima “</text:span><text:span text:style-name="T3">Est modus in rebus”, </text:span><text:span text:style-name="T12">attribuita a uno dei Sette Sapienti: è tra i </text:span><text:span text:style-name="T3">fines</text:span><text:span text:style-name="T12"> che si colloca “il giusto mezzo”, la virtù, </text:span><text:span text:style-name="T13">che </text:span><text:span text:style-name="T14">evoca il principio dell’</text:span><text:span text:style-name="T4">aurea mediocritas</text:span><text:span text:style-name="T14">, </text:span><text:span text:style-name="T15">secondo la quale si evitano gli eccessi a favore di un’accettazione della propria sorte; in caso contrario, ci lasceremmo sopraffare da dei desideri incontentabili e passeremmo la vita ad accumulare cose vane. </text:span><text:span text:style-name="T16">Inoltre, prendendo esempi dalla vita agricola e dalle corse coi cavalli, </text:span><text:span text:style-name="T17">Orazio dimostra come </text:span><text:span text:style-name="T18">ci sia sempre qualcuno </text:span><text:span text:style-name="T19">in grado di superarci.<text:line-break/></text:span><text:span text:style-name="T20">Congedarsi dalla vita soddisfatti </text:span><text:span text:style-name="T21">è un privilegio di pochi </text:span><text:span text:style-name="T22">ed è paragonato all’alzarsi da tavola sazi </text:span><text:span text:style-name="T23">e appagati </text:span><text:span text:style-name="T24">(paragone di ascendenza epicurea).</text:span></text:p>
      <text:p text:style-name="P6"/>
      <text:p text:style-name="P13">La favola dei due topi</text:p>
      <text:p text:style-name="P2">L’incipit del componimento</text:p>
      <text:p text:style-name="P8">Orazio introduce questo componimento <text:span text:style-name="T53">con un’intima soddisfazione per il regalo della villa in Sabina, </text:span><text:span text:style-name="T54">nella quale </text:span><text:span text:style-name="T55">si sarebbe potuto riparare </text:span><text:span text:style-name="T56">dal caos di Roma; </text:span><text:span text:style-name="T57">invoca il dio Mercurio affinché questo desiderio di tranquillità si possa avverare </text:span><text:span text:style-name="T58">e conclude esaltando la </text:span><text:span text:style-name="T59">propria rettitudine e la modestia delle proprie aspirazioni, </text:span><text:span text:style-name="T60">nonché augurandosi di </text:span><text:span text:style-name="T61">poter</text:span><text:span text:style-name="T60"> sempre </text:span><text:span text:style-name="T61">contare su di </text:span><text:span text:style-name="T60">un’intelligenza fine.<text:line-break/></text:span><text:span text:style-name="T62">Nel seguito </text:span><text:span text:style-name="T63">Orazio passa a rievocare la vita tranquilla </text:span><text:span text:style-name="T64">che conduce quando </text:span><text:span text:style-name="T65">ha la possibilità di soggiornare nella sua villa, ben diversa rispetto a Roma. </text:span><text:span text:style-name="T66">E In questo contesto che trova spazio la favola del topo </text:span><text:span text:style-name="T67">di campagna e del topo di città; questa favola, narrata per bocca di Cervio, </text:span><text:span text:style-name="T68">un amabile vicino di casa di Orazio, </text:span><text:span text:style-name="T69">istituisce una netta contrapposizione tra la vita urbana e quella rustica.</text:span></text:p>
      <text:p text:style-name="P3"><text:soft-page-break/>Il significato del testo</text:p>
      <text:p text:style-name="P19">Il primo tema è sicuramente la riconoscenza verso Mecenate, <text:span text:style-name="T70">che ha riconosciuto nel poeta l’ingegno e il rigore morale </text:span><text:span text:style-name="T71">di cui Orazio si fa forte. </text:span><text:span text:style-name="T72">A questo tema </text:span><text:span text:style-name="T73">è </text:span><text:span text:style-name="T74">strettamente legato </text:span><text:span text:style-name="T75">il secondo tema: l’elogio alla vita campestre, </text:span><text:span text:style-name="T76">che culmina nella celebre </text:span><text:span text:style-name="T5">fabella</text:span><text:span text:style-name="T25"> del topo di campagna e del topo di città. </text:span><text:span text:style-name="T26">I due animaletti simboleggiano </text:span><text:span text:style-name="T27">due modi di vivere antitetici </text:span><text:span text:style-name="T28">e non è difficile intuire in quale dei due si identifichi </text:span><text:span text:style-name="T30">il poeta, ch</text:span><text:span text:style-name="T29">e </text:span><text:span text:style-name="T30">fugge</text:span><text:span text:style-name="T29"> dai fastidi della frenetica vita di città, dove ormai, conosciuto come amico intimo di Mecenate, non può muoversi senza essere importunato da qualcuno che, per invidia, opportunismo o semplice curiosità, gli fa perdere tempo in chiacchiere inutili. </text:span><text:span text:style-name="T30">Orazio si presenta </text:span><text:span text:style-name="T31">nelle vesti </text:span><text:span text:style-name="T32">di vittima impotente di importuni seccatori. </text:span><text:span text:style-name="T33">Sebbene </text:span><text:span text:style-name="T34">la vita in campagna sia sobria e talvolta faticosa, la vita cittadina, dietro una sottile apparenza di lusso e mondanità, </text:span><text:span text:style-name="T35">cela insidie e pericoli: </text:span><text:span text:style-name="T36">è questo il messaggio che emerge dalla favol</text:span><text:span text:style-name="T37">a. </text:span></text:p>
      <text:p text:style-name="P22">Carpe die<text:span text:style-name="T94">m</text:span></text:p>
      <text:p text:style-name="P16"><text:span text:style-name="T8">Quest’ode è indirizzata a Leuconoe, e come lei a tutti coloro che si interrogano sul proprio futuro. </text:span><text:span text:style-name="T46">Quest’ultima azione è un sacrilegio, non ci è dato sapere cosa Giove ha in serbo per noi. </text:span><text:span text:style-name="T47">Pertanto non bisogna </text:span><text:span text:style-name="T48">preoccuparsi del domani, bensì vivere l’oggi al massimo, filtrare il vino, essere saggi e avere poche speranze: </text:span><text:span text:style-name="T49">ecco come il saggio epicureo </text:span><text:span text:style-name="T50">vive la propria vita imperturbabilmente.</text:span></text:p>
      <text:p text:style-name="P15">Lo stile del testo</text:p>
      <text:p text:style-name="P20">Il “<text:span text:style-name="T1">Tu</text:span>” imperativo è posto in una posizione di rilievo: all’inizio dell’ode. <text:span text:style-name="T95">Questo fa sì che la precettistica proposta da Orazio assuma un tono di estrema necessità e gravità. </text:span><text:span text:style-name="T96">È un sacrilegio voler sapere </text:span><text:span text:style-name="T97">il limite della nostra esistenza, che è in mano solo a Giove e non a qualche dottrina astrologica. </text:span><text:span text:style-name="T98">L’unica possibilità prospettata a chi ha questo desiderio è l’accettazione </text:span><text:span text:style-name="T99">del destino.<text:line-break/></text:span><text:span text:style-name="T100">Le esortazioni continuano: saggio è colui che, </text:span><text:span text:style-name="T101">senza lasciarsi turbare dal domani incerto, </text:span><text:span text:style-name="T102">filtra il proprio vino per goder</text:span><text:span text:style-name="T103">se</text:span><text:span text:style-name="T102">lo al banchetto </text:span><text:span text:style-name="T104">con gli amici.<text:line-break/></text:span><text:span text:style-name="T105">Orazio parla infine, in modo alquanto sinistro, del tempo, una forza che corrode tutto quello che incontra. </text:span><text:span text:style-name="T106">Ciò che ci è proprio è dunque l’oggi, </text:span><text:span text:style-name="T107">ed è pertanto necessario coglierlo, </text:span><text:span text:style-name="T108">in quanto unica rivincita sul destino e sulla mor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09:27:28.309226975</meta:creation-date>
    <dc:date>2021-02-24T17:07:01.241034512</dc:date>
    <meta:editing-duration>PT2H33M7S</meta:editing-duration>
    <meta:editing-cycles>135</meta:editing-cycles>
    <meta:generator>LibreOffice/6.4.6.2$Linux_X86_64 LibreOffice_project/40$Build-2</meta:generator>
    <meta:document-statistic meta:table-count="0" meta:image-count="0" meta:object-count="0" meta:page-count="3" meta:paragraph-count="21" meta:word-count="1091" meta:character-count="6733" meta:non-whitespace-character-count="5662"/>
  </office:meta>
</office:document-meta>
</file>